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48328" officeooo:paragraph-rsid="00048328" style:font-weight-asian="bold" style:font-weight-complex="bold"/>
    </style:style>
    <style:style style:name="P2" style:family="paragraph" style:parent-style-name="Standard">
      <style:text-properties fo:font-weight="bold" officeooo:rsid="00048328" officeooo:paragraph-rsid="0005f57d" style:font-weight-asian="bold" style:font-weight-complex="bold"/>
    </style:style>
    <style:style style:name="P3" style:family="paragraph" style:parent-style-name="Standard">
      <style:text-properties fo:font-weight="bold" officeooo:rsid="0005f57d" officeooo:paragraph-rsid="0005f57d" style:font-weight-asian="bold" style:font-weight-complex="bold"/>
    </style:style>
    <style:style style:name="P4" style:family="paragraph" style:parent-style-name="Standard">
      <style:text-properties fo:font-weight="bold" officeooo:rsid="000879cf" officeooo:paragraph-rsid="000879cf" style:font-weight-asian="bold" style:font-weight-complex="bold"/>
    </style:style>
    <style:style style:name="P5" style:family="paragraph" style:parent-style-name="Standard">
      <style:text-properties fo:font-weight="bold" officeooo:rsid="000879cf" officeooo:paragraph-rsid="0008c310" style:font-weight-asian="bold" style:font-weight-complex="bold"/>
    </style:style>
    <style:style style:name="P6" style:family="paragraph" style:parent-style-name="Standard">
      <style:text-properties fo:font-weight="bold" officeooo:rsid="000879cf" officeooo:paragraph-rsid="0009e240" style:font-weight-asian="bold" style:font-weight-complex="bold"/>
    </style:style>
    <style:style style:name="P7" style:family="paragraph" style:parent-style-name="Standard">
      <style:text-properties fo:font-weight="bold" officeooo:rsid="0008c310" officeooo:paragraph-rsid="0008c310" style:font-weight-asian="bold" style:font-weight-complex="bold"/>
    </style:style>
    <style:style style:name="P8" style:family="paragraph" style:parent-style-name="Standard">
      <style:text-properties fo:font-weight="bold" officeooo:rsid="0008c310" officeooo:paragraph-rsid="0009e240" style:font-weight-asian="bold" style:font-weight-complex="bold"/>
    </style:style>
    <style:style style:name="P9" style:family="paragraph" style:parent-style-name="Standard">
      <style:text-properties fo:font-weight="bold" officeooo:rsid="000c9b69" officeooo:paragraph-rsid="000c9b69" style:font-weight-asian="bold" style:font-weight-complex="bold"/>
    </style:style>
    <style:style style:name="P10" style:family="paragraph" style:parent-style-name="Standard">
      <style:text-properties fo:font-weight="normal" officeooo:rsid="00048328" officeooo:paragraph-rsid="00048328" style:font-weight-asian="normal" style:font-weight-complex="normal"/>
    </style:style>
    <style:style style:name="P11" style:family="paragraph" style:parent-style-name="Standard">
      <style:text-properties fo:font-size="13pt" fo:font-weight="bold" officeooo:rsid="00048328" officeooo:paragraph-rsid="00048328" style:font-size-asian="13pt" style:font-weight-asian="bold" style:font-size-complex="13pt" style:font-weight-complex="bold"/>
    </style:style>
    <style:style style:name="P12" style:family="paragraph" style:parent-style-name="Standard">
      <style:text-properties fo:font-size="13pt" fo:font-weight="bold" officeooo:rsid="000d3b7e" officeooo:paragraph-rsid="000d3b7e" style:font-size-asian="13pt" style:font-weight-asian="bold" style:font-size-complex="13pt" style:font-weight-complex="bold"/>
    </style:style>
    <style:style style:name="P13" style:family="paragraph" style:parent-style-name="Standard">
      <style:text-properties fo:font-size="13pt" fo:font-weight="bold" officeooo:rsid="000f3a36" officeooo:paragraph-rsid="000f3a36" style:font-size-asian="13pt" style:font-weight-asian="bold" style:font-size-complex="13pt" style:font-weight-complex="bold"/>
    </style:style>
    <style:style style:name="P14" style:family="paragraph" style:parent-style-name="Standard">
      <style:text-properties fo:font-size="13pt" fo:font-weight="bold" officeooo:rsid="000f3a36" officeooo:paragraph-rsid="0011fec4" style:font-size-asian="13pt" style:font-weight-asian="bold" style:font-size-complex="13pt" style:font-weight-complex="bold"/>
    </style:style>
    <style:style style:name="P15" style:family="paragraph" style:parent-style-name="Standard">
      <style:text-properties fo:font-size="13pt" fo:font-weight="bold" officeooo:rsid="000f3a36" officeooo:paragraph-rsid="001a7c72" style:font-size-asian="13pt" style:font-weight-asian="bold" style:font-size-complex="13pt" style:font-weight-complex="bold"/>
    </style:style>
    <style:style style:name="P16" style:family="paragraph" style:parent-style-name="Standard">
      <style:text-properties fo:font-size="13pt" fo:font-weight="bold" officeooo:rsid="0010fe56" officeooo:paragraph-rsid="0010fe56" style:font-size-asian="13pt" style:font-weight-asian="bold" style:font-size-complex="13pt" style:font-weight-complex="bold"/>
    </style:style>
    <style:style style:name="P17" style:family="paragraph" style:parent-style-name="Standard">
      <style:text-properties fo:font-size="13pt" fo:font-weight="normal" officeooo:rsid="000d3b7e" officeooo:paragraph-rsid="000d3b7e" style:font-size-asian="13pt" style:font-weight-asian="normal" style:font-size-complex="13pt" style:font-weight-complex="normal"/>
    </style:style>
    <style:style style:name="P18" style:family="paragraph" style:parent-style-name="Standard">
      <style:text-properties fo:font-size="13pt" fo:font-weight="bold" officeooo:rsid="001a7c72" officeooo:paragraph-rsid="001a7c72" style:font-size-asian="13pt" style:font-weight-asian="bold" style:font-size-complex="13pt" style:font-weight-complex="bold"/>
    </style:style>
    <style:style style:name="P19" style:family="paragraph" style:parent-style-name="Standard">
      <style:text-properties fo:font-size="13pt" fo:font-weight="bold" officeooo:rsid="000f3a36" officeooo:paragraph-rsid="001a7c72" style:font-size-asian="13pt" style:font-weight-asian="bold" style:font-size-complex="13pt" style:font-weight-complex="bold"/>
    </style:style>
    <style:style style:name="P20" style:family="paragraph" style:parent-style-name="Standard">
      <style:text-properties fo:font-size="13pt" fo:font-weight="bold" officeooo:rsid="000f3a36" officeooo:paragraph-rsid="00222443" style:font-size-asian="13pt" style:font-weight-asian="bold" style:font-size-complex="13pt" style:font-weight-complex="bold"/>
    </style:style>
    <style:style style:name="P21" style:family="paragraph" style:parent-style-name="Standard">
      <style:text-properties fo:font-size="13pt" fo:font-weight="bold" officeooo:rsid="000f3a36" officeooo:paragraph-rsid="0026e9b0" style:font-size-asian="13pt" style:font-weight-asian="bold" style:font-size-complex="13pt" style:font-weight-complex="bold"/>
    </style:style>
    <style:style style:name="P22" style:family="paragraph" style:parent-style-name="Standard">
      <style:text-properties fo:font-size="13pt" fo:font-weight="bold" officeooo:rsid="000d3b7e" officeooo:paragraph-rsid="000d3b7e" style:font-size-asian="13pt" style:font-weight-asian="bold" style:font-size-complex="13pt" style:font-weight-complex="bold"/>
    </style:style>
    <style:style style:name="P23" style:family="paragraph" style:parent-style-name="Standard">
      <style:text-properties fo:font-weight="bold" officeooo:rsid="000f3a36" officeooo:paragraph-rsid="0026e9b0" style:font-weight-asian="bold" style:font-weight-complex="bold"/>
    </style:style>
    <style:style style:name="P24" style:family="paragraph" style:parent-style-name="Standard">
      <style:paragraph-properties fo:text-align="center" style:justify-single-word="false"/>
      <style:text-properties fo:font-size="18pt" fo:font-weight="bold" officeooo:rsid="0026e9b0" officeooo:paragraph-rsid="0026e9b0" style:font-size-asian="15.75pt" style:font-weight-asian="bold" style:font-size-complex="18pt" style:font-weight-complex="bold"/>
    </style:style>
    <style:style style:name="T1" style:family="text">
      <style:text-properties officeooo:rsid="0005f57d"/>
    </style:style>
    <style:style style:name="T2" style:family="text">
      <style:text-properties officeooo:rsid="000879cf"/>
    </style:style>
    <style:style style:name="T3" style:family="text">
      <style:text-properties officeooo:rsid="0008c310"/>
    </style:style>
    <style:style style:name="T4" style:family="text">
      <style:text-properties officeooo:rsid="000b15ba"/>
    </style:style>
    <style:style style:name="T5" style:family="text">
      <style:text-properties officeooo:rsid="000d3b7e"/>
    </style:style>
    <style:style style:name="T6" style:family="text">
      <style:text-properties officeooo:rsid="000d517b"/>
    </style:style>
    <style:style style:name="T7" style:family="text">
      <style:text-properties fo:font-weight="normal" style:font-weight-asian="normal" style:font-weight-complex="normal"/>
    </style:style>
    <style:style style:name="T8" style:family="text">
      <style:text-properties fo:font-weight="normal" officeooo:rsid="0010fe56" style:font-weight-asian="normal" style:font-weight-complex="normal"/>
    </style:style>
    <style:style style:name="T9" style:family="text">
      <style:text-properties fo:font-weight="normal" officeooo:rsid="0011fec4" style:font-weight-asian="normal" style:font-weight-complex="normal"/>
    </style:style>
    <style:style style:name="T10" style:family="text">
      <style:text-properties fo:font-weight="normal" officeooo:rsid="0013e9bb" style:font-weight-asian="normal" style:font-weight-complex="normal"/>
    </style:style>
    <style:style style:name="T11" style:family="text">
      <style:text-properties fo:font-weight="normal" officeooo:rsid="001637a9" style:font-weight-asian="normal" style:font-weight-complex="normal"/>
    </style:style>
    <style:style style:name="T12" style:family="text">
      <style:text-properties fo:font-weight="normal" officeooo:rsid="0017316b" style:font-weight-asian="normal" style:font-weight-complex="normal"/>
    </style:style>
    <style:style style:name="T13" style:family="text">
      <style:text-properties fo:font-weight="normal" officeooo:rsid="0018fe1e" style:font-weight-asian="normal" style:font-weight-complex="normal"/>
    </style:style>
    <style:style style:name="T14" style:family="text">
      <style:text-properties fo:font-weight="normal" officeooo:rsid="001a7c72" style:font-weight-asian="normal" style:font-weight-complex="normal"/>
    </style:style>
    <style:style style:name="T15" style:family="text">
      <style:text-properties fo:font-weight="normal" officeooo:rsid="001c7656" style:font-weight-asian="normal" style:font-weight-complex="normal"/>
    </style:style>
    <style:style style:name="T16" style:family="text">
      <style:text-properties fo:font-weight="normal" officeooo:rsid="001fe3cd" style:font-weight-asian="normal" style:font-weight-complex="normal"/>
    </style:style>
    <style:style style:name="T17" style:family="text">
      <style:text-properties fo:font-weight="normal" officeooo:rsid="00211e1c" style:font-weight-asian="normal" style:font-weight-complex="normal"/>
    </style:style>
    <style:style style:name="T18" style:family="text">
      <style:text-properties fo:font-weight="normal" officeooo:rsid="00221f69" style:font-weight-asian="normal" style:font-weight-complex="normal"/>
    </style:style>
    <style:style style:name="T19" style:family="text">
      <style:text-properties fo:font-weight="normal" officeooo:rsid="00222443" style:font-weight-asian="normal" style:font-weight-complex="normal"/>
    </style:style>
    <style:style style:name="T20" style:family="text">
      <style:text-properties fo:font-weight="normal" officeooo:rsid="0023b96b" style:font-weight-asian="normal" style:font-weight-complex="normal"/>
    </style:style>
    <style:style style:name="T21" style:family="text">
      <style:text-properties fo:font-weight="normal" officeooo:rsid="00252e50" style:font-weight-asian="normal" style:font-weight-complex="normal"/>
    </style:style>
    <style:style style:name="T22" style:family="text">
      <style:text-properties fo:font-weight="normal" officeooo:rsid="0026e9b0" style:font-weight-asian="normal" style:font-weight-complex="normal"/>
    </style:style>
    <style:style style:name="T23" style:family="text">
      <style:text-properties fo:font-size="13pt" fo:font-weight="normal" officeooo:rsid="00252e50" style:font-size-asian="13pt" style:font-weight-asian="normal" style:font-size-complex="13pt" style:font-weight-complex="normal"/>
    </style:style>
    <style:style style:name="T24" style:family="text">
      <style:text-properties fo:font-size="13pt" fo:font-weight="normal" officeooo:rsid="0026e9b0"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trixCalc-kirjaston toteutus</text:p>
      <text:p text:style-name="P24"/>
      <text:p text:style-name="P12"/>
      <text:p text:style-name="P12">Johdanto</text:p>
      <text:p text:style-name="P12"/>
      <text:p text:style-name="P17"><text:tab/>Päätin toteuttaa matriisilaskimen staattisena kirjastoluokkana, jotta <text:span text:style-name="T6">sen hyödyntäminen muissa projekteissa olisi mahdollisimman suoraviivaista. Tästä syystä ohjelmalla ei ole varsinaista käyttöliittymää, mutta sen github sivustosta löytyvä main luokka sisältää esimerkit metodien käytöstä ja niiden suorityskyvystä.</text:span></text:p>
      <text:p text:style-name="P17"/>
      <text:p text:style-name="P16">Ohjelman toiminnot ja toteutus</text:p>
      <text:p text:style-name="P13"/>
      <text:p text:style-name="P14"><text:span text:style-name="T7"><text:tab/>MatrixCalc-kirjastolla voidaan tällä hetkellä </text:span><text:span text:style-name="T8">laskea kahden matriisin summa, erotus ja tulo, skaalata matriiseja, sekä laskea matriisin determinantti ja käänteismatriisi. Nykyisellään ohjelman metodit hyväksyvät matriiseja jotka koostuvat double-tyyppisistä liukuluvuista. </text:span><text:span text:style-name="T9">Yksi tuleva kehityskohde on int- ja float-tyyppisten matriisien hyväksyminen, sillä tämän toteuttaminen on suoraan mahdollista nykyisillä operaatioilla.</text:span></text:p>
      <text:p text:style-name="P14"/>
      <text:p text:style-name="P15"><text:span text:style-name="T9"><text:tab/></text:span><text:span text:style-name="T10">Nykyisessä toteutuksessa kaikki metodit </text:span><text:span text:style-name="T11">luovat palautusta varten uuden matriisin. Tämä lisää operaatioiden tilavaatimusta, mutta </text:span><text:span text:style-name="T12">säilyttää molempien parametreina annettujen matriisien ominaisuudet jatkokäyttöä varten. </text:span><text:span text:style-name="T13">Tämä valinta tehtiin koska se mielestäni sopii paremmin staattisen kirjaston tyyliin ja käyttötarkoituksiin. </text:span></text:p>
      <text:p text:style-name="P15"/>
      <text:p text:style-name="P18">Metodien toteutuksesta ja aikavaatimuksista</text:p>
      <text:p text:style-name="P15"/>
      <text:p text:style-name="P15"><text:span text:style-name="T13"><text:tab/></text:span><text:span text:style-name="T14">Summa-, erotus- ja skaalaus-operaatiot ovat triviaaleja, ja toteuttamalla nämä operaatiot naiivilla menetelmällä saavutetaan O(n) aikavaatimus. Summaus- ja erotus-operaatioissa ohjelma käy läpi annettujen matriisien jokaisen solun, summaa tai miinustaa tästä toisen annetun matriisin vastaavan solun ja kirjoittaa tuloksen palautettavan matriisin vastaavaan soluun. Skaalauksessa toimenpide on muuten sama, mutta toisen</text:span><text:span text:style-name="T15">a parametrina annetaan matriisin sijaan liukuluku </text:span><text:span text:style-name="T16">ja</text:span><text:span text:style-name="T15"> ensimmäisen matriisin solut kerrotaan </text:span><text:span text:style-name="T16">tällä luvulla</text:span><text:span text:style-name="T15">. Näissä operaatioissa ei ole paljoa parannettavaa, eikä annetun matriisin tai matriisien sisällöllä tai muodolla ole oleellista vaikutusta suoritustehoon.</text:span></text:p>
      <text:p text:style-name="P15"/>
      <text:p text:style-name="P15"><text:span text:style-name="T15"><text:tab/></text:span><text:span text:style-name="T16">Kerronta-operaatio hyödyntää kahta eri metodia. Naiivi metodi, jonka aikavaativuus on O(n^3), käytetään pienten matriisien kerrontaan. Naiivissa metodissa asetetaan tulosmatriisin solun arvoksi ensimmäiseksi annetun matriisin vastaavan rivin ja toiseksi annetun matriisin vastaavan sarakkeen pistetulo. Metodi on varsin yksinkertainen, mutta hidas. Suurempien matriisien kerrontaan käytetään Strassen metodia, </text:span><text:span text:style-name="T19">jonka aikavaativuus on n. O(n^2.8)</text:span><text:span text:style-name="T16">. Tässä </text:span><text:span text:style-name="T17">annetut </text:span><text:span text:style-name="T16">matriisi</text:span><text:span text:style-name="T17">t</text:span><text:span text:style-name="T16"> jaetaan neljään osaan</text:span><text:span text:style-name="T17"> ja kertomalla ja summaamalla näitä neljänneksiä saadaan laskettua tulosmatriisin neljännekset. Neljännesmatriisien ollessa suurikokoisia, kutsutaan metodia rekursiivisesti käyttäen neljännesmatriiseja parametreina.</text:span></text:p>
      <text:p text:style-name="P15"/>
      <text:p text:style-name="P15"><text:span text:style-name="T17"><text:tab/>Koska Strassen metodiin liittyy huomattava määrä ei-laskennallista työtä (mm. matriisien jako ja kopiointi), on nopeampaa käyttää naiivia metodeja kun neljännekset ovat pienentyneet tarpeeksi. Oletuksena ohjelma siirtyy naiviin kerrontaan kun matriisin pituus on vähemmän kuin 257, mutta käyttäjät voivat muuttaa tätä arvoa tarvittaessa.</text:span></text:p>
      <text:p text:style-name="P15"><text:soft-page-break/></text:p>
      <text:p text:style-name="P15"><text:span text:style-name="T17"><text:tab/>Kerronta-operaation toteutuksessa on vielä huomattavasti parannettavaa. Koska Strassen metodi kasvattaa parametrina annettujen matriisien koon lähimpään kahden potenssiin (esim. 600 lukua suuri matriisi kasvatetaan 1024 lukua pitkäksi), käyttää metodi paljon aikaa nollalla kertomiseen syötteillä joiden koko on vähän suurempi kuin lähin kahden potenssi. </text:span><text:span text:style-name="T18">Yksi mahdollinen ratkaisu on suorittaa laskenta naiivilla metodilla kun alkuperäisen koon ja siitä seuraavan kahden potenssin välinen suhde on vähemmän kuin 0.75. Tämän toteuttaminen on yksi tärkeimmistä kehityskohteista. Edellä mainitun lisäksi syötteenä annettujen parametrien sisällöllä ei ole oleellista vaikutusta operaation suorituskykyyn.</text:span></text:p>
      <text:p text:style-name="P15"/>
      <text:p text:style-name="P15"><text:span text:style-name="T18"><text:tab/>Toinen mahdollinen parannuskohde on toiminnon tilavaativuus käytettäessä Strassen metodia. Koska metodi kutsuu itseään rekursiivisesti ja luo uusia neljännesmatriiseja jokaisen rekursion yhteydessä, on sen tilavaativuus erittäin suuri. Yksi vaihtoehto on suorittaa laskenta suoraan syötteenä annettuun matriisiin, mutta tällöin sen sisältö menetetään. Toistaiseksi tämä jätetään toteuttamatta.</text:span></text:p>
      <text:p text:style-name="P15"/>
      <text:p text:style-name="P20"><text:span text:style-name="T18"><text:tab/></text:span><text:span text:style-name="T19">Determinantin laskenta toteutetaan tekemällä LU-hajotelma Doolittle metodilla, ja laskemalla determinantti tämän hajotelman poikittaisrivistä. Metodin aikavaativuus on O(n^3). Menetelmällä on muutamia heikkouksia. Jos syötteenä annettu matriisi on ei-kääntyvä, voi laskennassa tapahtua nollalla jako ja syntyä NaN arvoja. Näiden tilanteiden syntyminen on pyritty minimoimaan käyttämällä ns. partial pivotingia laskennan aikana. Partial pivotingissä matriisin rivit järjestetään niin että laskettavan sarakkeen arvot ovat suuruusjärjestyksessä ylhäältä alaspäin. Tämäkään ei estä kaikkia NaN tapauksia, joten niitä kohdatessaan ohjelma keskeyttää laskennan ja palauttaa NaN. </text:span><text:span text:style-name="T20">Matriisin sisältö vaikuttaa operaation suorituskykyyn ainoastaan siinä määrin joutuuko ohjelma suorittamaan suuren määrän rivinvaihtoja laskennan aikana.</text:span></text:p>
      <text:p text:style-name="P20"/>
      <text:p text:style-name="P21"><text:span text:style-name="T19"><text:tab/></text:span><text:span text:style-name="T20">Matriisin kääntäminen toteutetaan lohkomalla </text:span><text:span text:style-name="T21">syötteenä annettu matriisi neljänneksiin, laskemalla näistä yhden käänteismatriisi ja käyttämällä tätä muiden neljännesten ratkaisuun. Laskennassa vaadittu neljännesten kertominen toteutetaan kirjaston omalla tulo-operaatiolla, joten sen aikavaativuus on sama O(n^2.8). </text:span><text:span text:style-name="T19"><text:s/></text:span><text:span text:style-name="T21">Operaatio ei tarkista onko syötteenä annettu matriisi kääntyvä. Jos syötteenä annettu matriisi ei ole kääntyvä, tulosmatriisi tulee sisältämään NaN-arvoja. Koska lähes kaikki laskenta suoritetaan tulo-operaatiolla, vaikuttaa matriisin sisältö ja muoto </text:span><text:span text:style-name="T22">operaation</text:span><text:span text:style-name="T21"> suorituskykyyn </text:span><text:span text:style-name="T22">samoin kuin edellä mainitussa.</text:span></text:p>
      <text:p text:style-name="P21"/>
      <text:p text:style-name="P23"><text:span text:style-name="T23"><text:tab/></text:span><text:span text:style-name="T24">Alla on tärkeimpien, ei-triviaalien metodien toteutus pseudokoodina.</text:span></text:p>
      <text:p text:style-name="P23"><text:span text:style-name="T24"/></text:p>
      <text:p text:style-name="P1">strassenWrapper (MatriisiA, MatriisiB, PisinSivu)</text:p>
      <text:p text:style-name="P1"><text:tab/>AlkuperäinenRivimäärä = MatriisiA.Rivimäärä</text:p>
      <text:p text:style-name="P1"><text:tab/>AlkuperäinenSarakemäärä = MatriisiB.Sarakemäärä</text:p>
      <text:p text:style-name="P1"><text:tab/>LaskentaMatriisinKoko = Lähin kahden potenssi joka on &gt;= PisinSivu</text:p>
      <text:p text:style-name="P1"><text:tab/>Jos MatriisiA.Rivimäärä tai MatriisiA.Sarakemäärä != LaskentaMatriisinKoko</text:p>
      <text:p text:style-name="P1"><text:tab/><text:tab/>Suurenna MatriisiA</text:p>
      <text:p text:style-name="P1"><text:tab/>Jos MatriisiB.Rivimäärä tai MatriisiB.Sarakemäärä != LaskentaMatriisinKoko </text:p>
      <text:p text:style-name="P1"><text:tab/><text:tab/>Suurenna MatriisiB</text:p>
      <text:p text:style-name="P1"><text:tab/>MatriisiC = multiplyStrassen(MatriisiA, MatriisiB)</text:p>
      <text:p text:style-name="P1"><text:tab/>Jos LaskentaMatriisinKoko = AlkuperäinenRivimäärä ja AlkuperäinenSarakemäärä</text:p>
      <text:p text:style-name="P1"><text:soft-page-break/><text:tab/><text:tab/>Palauta MatriisiC</text:p>
      <text:p text:style-name="P1"><text:tab/>Muuten</text:p>
      <text:p text:style-name="P1"><text:tab/><text:tab/>Poista MatriisiC:stä rivit jotka ovat &gt; AlkuperäinenRivimäärä ja sarakkeet <text:tab/><text:tab/><text:tab/><text:tab/>jotka ovat &gt; AlkuperäinenSarakemäärä</text:p>
      <text:p text:style-name="P1"><text:tab/><text:tab/>Palauta MatriisiC</text:p>
      <text:p text:style-name="P1"><text:tab/></text:p>
      <text:p text:style-name="P1">multiplyStrassen(MatriisiA, MatriisiB)</text:p>
      <text:p text:style-name="P1"><text:tab/>MatriisinKoko = MatriisiA.Rivimäärä</text:p>
      <text:p text:style-name="P1"><text:tab/>Puolipiste = MatriisinKoko / 2</text:p>
      <text:p text:style-name="P1"><text:tab/>//<text:span text:style-name="T1">Huom. 11 = Vasen yläkulma, 12 = Oikea yläkulma, 21 = Vasen alakulma, 22 = Oikea <text:tab/>//alakulma</text:span></text:p>
      <text:p text:style-name="P2"><text:tab/><text:span text:style-name="T1">Jaa MatriisiA ja MatriisiB neljään osaan (A11, A12 A21, A22, B11, B12, B21, B22)</text:span></text:p>
      <text:p text:style-name="P2"><text:tab/><text:span text:style-name="T1">Jos MatriisinKoko &lt; strassenCutoff</text:span></text:p>
      <text:p text:style-name="P3"><text:tab/><text:tab/>//Luodaan Apumatriisit 1-7 kertomalla aikaisemmin luotuja neljäsmatriiseja <text:tab/><text:tab/>//naiivilla metodilla</text:p>
      <text:p text:style-name="P3"><text:tab/><text:tab/>Apumatriisi1 = multiplyNaive(A11 ja A22 summa, B11 <text:tab/>ja B22 summa)</text:p>
      <text:p text:style-name="P3"><text:tab/><text:tab/>Apumatriisi2 = multiplyNaive(A21 ja A22 summa, B11)</text:p>
      <text:p text:style-name="P3"><text:tab/><text:tab/>Apumatriisi3 = mutliplyNaive(A11, B12 ja B22 erotus)</text:p>
      <text:p text:style-name="P3"><text:tab/><text:tab/>Apumatriisi4 = multiplyNaive(A22, B21 ja B11 erotus)</text:p>
      <text:p text:style-name="P3"><text:tab/><text:tab/>Apumatriisi5 = multiplyNaive(A11 ja A12 summa, B22)</text:p>
      <text:p text:style-name="P3"><text:tab/><text:tab/>Apumatriisi6 = multiplyNaive(A21 ja A11 erotus, B11 ja B12 summa)</text:p>
      <text:p text:style-name="P3"><text:tab/><text:tab/>Apumatriisi7 = multiplyNaive(A12 ja A22 erotus, B21 ja B22 summa)</text:p>
      <text:p text:style-name="P3"><text:tab/>Muuten</text:p>
      <text:p text:style-name="P3"><text:tab/><text:tab/>//Luodaan Apumatriisit 1-7 kertomalla aikaisemmin luotuja neljäsmatriiseja <text:tab/><text:tab/>//strassen metodilla<text:tab/><text:tab/><text:tab/><text:tab/> </text:p>
      <text:p text:style-name="P2"><text:tab/><text:tab/><text:span text:style-name="T1">Apumatriisi1 = multiplyStrassen(A11 ja A22 summa, B11 ja B22 summa)</text:span></text:p>
      <text:p text:style-name="P3"><text:tab/><text:tab/>Apumatriisi2 = multiplyStrassen(A21 ja A22 summa, B11)</text:p>
      <text:p text:style-name="P3"><text:tab/><text:tab/>Apumatriisi3 = mutliplyStrassen(A11, B12 ja B22 erotus)</text:p>
      <text:p text:style-name="P3"><text:tab/><text:tab/>Apumatriisi4 = multiplyStrassen(A22, B21 ja B11 erotus)</text:p>
      <text:p text:style-name="P3"><text:tab/><text:tab/>Apumatriisi5 = multiplyStrassen(A11 ja A12 summa, B22)</text:p>
      <text:p text:style-name="P3"><text:tab/><text:tab/>Apumatriisi6 = multiplyStrassen(A21 ja A11 erotus, B11 ja B12 summa)</text:p>
      <text:p text:style-name="P3"><text:tab/><text:tab/>Apumatriisi7 = multiplyStrassen(A12 ja A22 erotus, B21 ja B22 summa)<text:tab/></text:p>
      <text:p text:style-name="P2"><text:tab/>//<text:span text:style-name="T1">Lasketaan tulosmatriisin neljäsmatriisit apumatriisien avulla</text:span></text:p>
      <text:p text:style-name="P2"><text:tab/><text:span text:style-name="T1">C11 = Apumatriisi7 + ((Apumatriisi1 + Apumatriisi4) – Apumatriisi5)</text:span></text:p>
      <text:p text:style-name="P2"><text:tab/><text:span text:style-name="T1">C12 = Apumatriisi3 + Apumatriisi5</text:span></text:p>
      <text:p text:style-name="P2"><text:tab/><text:span text:style-name="T1">C21 = Apumatriisi2 + Apumatriisi4</text:span></text:p>
      <text:p text:style-name="P2"><text:tab/><text:span text:style-name="T1">C22 = Apumatriisi6 + (Apumatriisi3 + (Apumatriisi1 – Apumatriisi2))</text:span></text:p>
      <text:p text:style-name="P2"><text:tab/><text:span text:style-name="T1">MatriisiC = Yhdistetään matriisit C11, C12, C21, C22</text:span></text:p>
      <text:p text:style-name="P2"><text:tab/><text:span text:style-name="T1">Palauta MatriisiC</text:span></text:p>
      <text:p text:style-name="P2"/>
      <text:p text:style-name="P4">determinant (Matriisi)</text:p>
      <text:p text:style-name="P4"><text:tab/>Jos Matriisi ei ole neliö, palauta virhe</text:p>
      <text:p text:style-name="P4"><text:tab/>MatriisinKoko = Matriisi.Rivimäärä</text:p>
      <text:p text:style-name="P4"><text:tab/>Jos MatriisinKoko = 1</text:p>
      <text:p text:style-name="P4"><text:tab/><text:tab/>Palauta Matriisi[1][1]</text:p>
      <text:p text:style-name="P4"><text:tab/>Muuten Jos MatriisinKoko = 2</text:p>
      <text:p text:style-name="P4"><text:tab/><text:tab/>Palauta (Matriisi[1][1]*Matriisi[2][2]) – (Matriisi[1][2]*Matriisi[2][1])</text:p>
      <text:p text:style-name="P4"><text:tab/>Muuten jos MatriisinKoko = 3</text:p>
      <text:p text:style-name="P4"><text:tab/><text:tab/>Palauta (Matriisi[1][1]*Matriisi[2][2]*Matriisi[3][3]) + </text:p>
      <text:p text:style-name="P4"><text:tab/><text:tab/><text:tab/>(Matriisi[1][2]*Matriisi[2][3]*Matriisi[3][1]) +</text:p>
      <text:p text:style-name="P4"><text:tab/><text:tab/><text:tab/>(Matriisi[1][3]*Matriisi[2][1]*Matriisi[3][2]) -</text:p>
      <text:p text:style-name="P4"><text:tab/><text:tab/><text:tab/>(Matriisi[1][3]*Matriisi[2][2]*Matriisi[3][1]) -</text:p>
      <text:p text:style-name="P4"><text:soft-page-break/><text:tab/><text:tab/><text:tab/>(Matriisi[1][2]*Matriisi[2][1]*Matriisi[3][3]) -</text:p>
      <text:p text:style-name="P4"><text:tab/><text:tab/><text:tab/>(Matriisi[1][1]*Matriisi[2][3]*Matriisi[3][2])</text:p>
      <text:p text:style-name="P4"><text:tab/>Muuten</text:p>
      <text:p text:style-name="P4"><text:tab/><text:tab/>//<text:span text:style-name="T3">Lasketaan matriisin LU-hajotelma Doolittlen metodilla</text:span></text:p>
      <text:p text:style-name="P4"><text:tab/><text:tab/><text:span text:style-name="T4">DeterminantinEtumerkki = 1</text:span></text:p>
      <text:p text:style-name="P4"><text:tab/><text:tab/><text:span text:style-name="T3">For i = 1, i &lt;= MatriisinKoko, i++</text:span></text:p>
      <text:p text:style-name="P4"><text:tab/><text:tab/><text:tab/><text:span text:style-name="T3">For j = i, j &lt;= MatriisinKoko, j++</text:span></text:p>
      <text:p text:style-name="P5"><text:tab/><text:tab/><text:tab/><text:tab/><text:span text:style-name="T3">For k = 0, k &lt;= i – 1, k++</text:span></text:p>
      <text:p text:style-name="P7"><text:tab/><text:tab/><text:tab/><text:tab/><text:tab/>Matriisi[i][j] = Matriisi[i][j] -</text:p>
      <text:p text:style-name="P5"><text:tab/><text:tab/><text:tab/><text:tab/><text:tab/><text:tab/><text:span text:style-name="T3">(Matriisi[i][k]*Matriisi[k][j])</text:span></text:p>
      <text:p text:style-name="P5"><text:tab/><text:tab/><text:tab/><text:span text:style-name="T3">For j = i+1, j &lt;= MatriisinKoko, j++</text:span></text:p>
      <text:p text:style-name="P5"><text:tab/><text:tab/><text:tab/><text:tab/><text:span text:style-name="T3">For k = 1, k &lt;= i-1, k++</text:span></text:p>
      <text:p text:style-name="P7"><text:tab/><text:tab/><text:tab/><text:tab/><text:tab/>Matriisi[j][i] = Matriisi[j][i] -</text:p>
      <text:p text:style-name="P7"><text:tab/><text:tab/><text:tab/><text:tab/><text:tab/><text:tab/>(Matriisi[j][k] *Matriisi[k][i])</text:p>
      <text:p text:style-name="P7"><text:tab/><text:tab/><text:tab/><text:tab/>Matriisi[j][i] = Matriisi[j][i] / Matriisi[i][i]</text:p>
      <text:p text:style-name="P7"><text:tab/><text:tab/><text:tab/><text:tab/>Jos edellisellä rivillä tapahtuu nollalla kertominen ja tulos on <text:tab/><text:tab/><text:tab/><text:tab/><text:tab/><text:tab/>NaN, palautetaan 0</text:p>
      <text:p text:style-name="P8"><text:tab/><text:tab/><text:tab/>//Käyttämällä Partial Pivot menetelmää minimoidaan nollalla jakamisen <text:tab/><text:tab/><text:tab/>todennäköisyys</text:p>
      <text:p text:style-name="P8"><text:tab/><text:tab/><text:tab/>For Rivi = i+1, Rivi &lt;= MatriisinKoko, Rivi++</text:p>
      <text:p text:style-name="P6"><text:tab/><text:tab/><text:tab/><text:tab/><text:span text:style-name="T4">PivotRivi = i</text:span></text:p>
      <text:p text:style-name="P6"><text:tab/><text:tab/><text:tab/><text:tab/><text:span text:style-name="T4">Jos Matriisi[Rivi][i] &gt; Matriisi[i][i]</text:span></text:p>
      <text:p text:style-name="P6"><text:tab/><text:tab/><text:tab/><text:tab/><text:tab/><text:span text:style-name="T4">PivotRivi = Rivi</text:span></text:p>
      <text:p text:style-name="P6"><text:tab/><text:tab/><text:tab/><text:tab/><text:span text:style-name="T4">Jos PivotRivi != i</text:span></text:p>
      <text:p text:style-name="P6"><text:tab/><text:tab/><text:tab/><text:tab/><text:tab/><text:span text:style-name="T4">For Sarake = 1, Sarake &lt;= MatriisinKoko, Sarake++</text:span></text:p>
      <text:p text:style-name="P6"><text:tab/><text:tab/><text:tab/><text:tab/><text:tab/><text:tab/><text:span text:style-name="T4">Temp = Matriisi[i][Sarake]</text:span></text:p>
      <text:p text:style-name="P6"><text:tab/><text:tab/><text:tab/><text:tab/><text:tab/><text:tab/><text:span text:style-name="T4">Matriisi[i][Sarake] = Matriisi[PivotRow][Sarake]</text:span></text:p>
      <text:p text:style-name="P6"><text:tab/><text:tab/><text:tab/><text:tab/><text:tab/><text:tab/><text:span text:style-name="T4">Matriisi[PivotRow][Sarake] = Temp</text:span></text:p>
      <text:p text:style-name="P6"><text:tab/><text:tab/><text:tab/><text:tab/><text:tab/>//<text:span text:style-name="T4">Jos kahden rivin paikat vaihdetaan, muutetaan <text:tab/><text:tab/><text:tab/><text:tab/><text:tab/><text:tab/>determinantin etumerkkiä</text:span></text:p>
      <text:p text:style-name="P6"><text:tab/><text:tab/><text:tab/><text:tab/><text:tab/><text:span text:style-name="T4">DeterminantinEtumerkki *= -1</text:span></text:p>
      <text:p text:style-name="P6"><text:tab/><text:span text:style-name="T4">Determinantti = Matriisi[1][1]</text:span></text:p>
      <text:p text:style-name="P6"><text:tab/><text:span text:style-name="T4">For i = 1, i &lt;= MatriisinKoko, i++</text:span></text:p>
      <text:p text:style-name="P6"><text:tab/><text:tab/><text:span text:style-name="T4">Determinantti *= Matriisi[i][i]</text:span></text:p>
      <text:p text:style-name="P6"><text:tab/><text:span text:style-name="T4">Palauta Determinantti*DeterminantinEtumerkki</text:span></text:p>
      <text:p text:style-name="P2"/>
      <text:p text:style-name="P9">strassenInvert(Matrix)</text:p>
      <text:p text:style-name="P9"><text:tab/>//Huomioitava että matriisin oikeellisuus (neliö muoto) ja yhden pituisen matriisin</text:p>
      <text:p text:style-name="P9"><text:tab/><text:tab/>tapaukset on suoritetty metodissa invertMatrix</text:p>
      <text:p text:style-name="P9"><text:tab/>MatriisinKoko = Matrix.Rivimäärä</text:p>
      <text:p text:style-name="P9"><text:tab/>Puolipiste = MatriisinKoko / 2</text:p>
      <text:p text:style-name="P9"><text:tab/>Jos MatriisinKoko &lt;= 2</text:p>
      <text:p text:style-name="P9"><text:tab/><text:tab/>Palauta naiveInvert(Matrix)</text:p>
      <text:p text:style-name="P9"><text:tab/>Muuten</text:p>
      <text:p text:style-name="P9"><text:tab/><text:tab/>Luo neljäsosamatriisit A11, A12, A21, A22</text:p>
      <text:p text:style-name="P9"><text:tab/><text:tab/>Kopioi Matrixin sisältö neljäsosamatriiseihin</text:p>
      <text:p text:style-name="P9"><text:tab/><text:tab/>//Kutsutaan strassenInvert metodia rekursiivisesti ylävasempaan</text:p>
      <text:p text:style-name="P9"><text:tab/><text:tab/><text:tab/>neljäsosamatriisiin</text:p>
      <text:p text:style-name="P9"><text:tab/><text:tab/>A11 = strassenInvert(A11)</text:p>
      <text:p text:style-name="P9"><text:tab/><text:tab/>//Lasketaan tulomatriisin neljännekset A11:n käänteismatriisin ja <text:tab/><text:tab/><text:tab/><text:tab/><text:tab/>strassenInvert <text:span text:style-name="T5">ja multiplyStrassen </text:span>metodi<text:span text:style-name="T5">e</text:span>n avulla</text:p>
      <text:p text:style-name="P9"><text:tab/><text:tab/>Luo tulomatriisin neljännekset C11,C12,C21,C22</text:p>
      <text:p text:style-name="P9"><text:soft-page-break/><text:tab/><text:tab/>C22 = strassenInvert( <text:span text:style-name="T5">A22 – (A21*A11*A12))</text:span></text:p>
      <text:p text:style-name="P9"><text:tab/><text:tab/><text:span text:style-name="T5">C11 = A11 + (A11*A12*C22*A21*A11)</text:span></text:p>
      <text:p text:style-name="P9"><text:tab/><text:tab/><text:span text:style-name="T5">C12 = -A11*A12*C22</text:span></text:p>
      <text:p text:style-name="P9"><text:tab/><text:tab/><text:span text:style-name="T5">C21 = -C22*A21*A11</text:span></text:p>
      <text:p text:style-name="P9"><text:tab/><text:tab/><text:span text:style-name="T5">Luodaan tulosmatriisi Ret</text:span></text:p>
      <text:p text:style-name="P9"><text:tab/><text:tab/><text:span text:style-name="T5">Kopioidaan neljännesmatriisit C11, C12, C21, C22 matriisiin Ret</text:span></text:p>
      <text:p text:style-name="P9"><text:tab/><text:tab/><text:span text:style-name="T5">Palauta Ret</text:span></text:p>
      <text:p text:style-name="P9"><text:tab/><text:tab/></text:p>
      <text:p text:style-name="P9"><text:tab/></text:p>
      <text:p text:style-name="P1"><text:tab/></text:p>
      <text:p text:style-name="P1"><text:tab/></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4:14:02.401737214</meta:creation-date>
    <dc:date>2016-06-25T20:19:39.594299400</dc:date>
    <meta:editing-duration>PT24S</meta:editing-duration>
    <meta:editing-cycles>5</meta:editing-cycles>
    <meta:generator>LibreOffice/4.2.8.2$Linux_X86_64 LibreOffice_project/420m0$Build-2</meta:generator>
    <meta:document-statistic meta:table-count="0" meta:image-count="0" meta:object-count="0" meta:page-count="5" meta:paragraph-count="130" meta:word-count="1254" meta:character-count="10635" meta:non-whitespace-character-count="10384"/>
  </office:meta>
</office:document-meta>
</file>